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5000000DA416B15D58822F318.png" manifest:media-type="image/png"/>
  <manifest:file-entry manifest:full-path="Pictures/10000001000003A5000000FC3A282B03AD929357.png" manifest:media-type="image/png"/>
  <manifest:file-entry manifest:full-path="Pictures/10000001000003BD000000A96EDB12F0B09AB2DA.png" manifest:media-type="image/png"/>
  <manifest:file-entry manifest:full-path="Pictures/100000010000037D000000CDF8718B829F171930.png" manifest:media-type="image/png"/>
  <manifest:file-entry manifest:full-path="Pictures/10000001000001E1000000E1018027A240B5E1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5afd" officeooo:paragraph-rsid="00065a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char" svg:width="12.726cm" svg:height="5.953cm" draw:z-index="0"><draw:image xlink:href="Pictures/10000001000001E1000000E1018027A240B5E1C6.png" xlink:type="simple" xlink:show="embed" xlink:actuate="onLoad" draw:mime-type="image/png"/></draw:frame><draw:frame draw:style-name="fr1" draw:name="Image2" text:anchor-type="char" svg:x="0.503cm" svg:y="7.382cm" svg:width="17cm" svg:height="3.902cm" draw:z-index="1"><draw:image xlink:href="Pictures/100000010000037D000000CDF8718B829F171930.png" xlink:type="simple" xlink:show="embed" xlink:actuate="onLoad" draw:mime-type="image/png"/></draw:frame>1)<draw:frame draw:style-name="fr1" draw:name="Image3" text:anchor-type="char" svg:x="0.873cm" svg:y="12.938cm" svg:width="17cm" svg:height="3.002cm" draw:z-index="2"><draw:image xlink:href="Pictures/10000001000003BD000000A96EDB12F0B09AB2DA.png" xlink:type="simple" xlink:show="embed" xlink:actuate="onLoad" draw:mime-type="image/png"/></draw:frame><draw:frame draw:style-name="fr1" draw:name="Image4" text:anchor-type="char" svg:x="0.767cm" svg:y="17.092cm" svg:width="17cm" svg:height="4.591cm" draw:z-index="3"><draw:image xlink:href="Pictures/10000001000003A5000000FC3A282B03AD929357.png" xlink:type="simple" xlink:show="embed" xlink:actuate="onLoad" draw:mime-type="image/png"/></draw:frame><draw:frame draw:style-name="fr1" draw:name="Image5" text:anchor-type="char" svg:x="0.688cm" svg:y="22.966cm" svg:width="17cm" svg:height="3.971cm" draw:z-index="4"><draw:image xlink:href="Pictures/10000001000003A5000000DA416B15D58822F3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5:16:09.124907933</meta:creation-date>
    <dc:date>2024-04-05T17:05:58.895429716</dc:date>
    <meta:editing-duration>PT14M38S</meta:editing-duration>
    <meta:editing-cycles>1</meta:editing-cycles>
    <meta:document-statistic meta:table-count="0" meta:image-count="5" meta:object-count="0" meta:page-count="1" meta:paragraph-count="1" meta:word-count="1" meta:character-count="2" meta:non-whitespace-character-count="2"/>
    <meta:generator>LibreOffice/7.3.7.2$Linux_X86_64 LibreOffice_project/30$Build-2</meta:generator>
  </office:meta>
</office:document-meta>
</file>